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0dbb8" officeooo:paragraph-rsid="00169f07"/>
    </style:style>
    <style:style style:name="T1" style:family="text">
      <style:text-properties officeooo:rsid="0011f431"/>
    </style:style>
    <style:style style:name="T2" style:family="text">
      <style:text-properties officeooo:rsid="0012e904"/>
    </style:style>
    <style:style style:name="T3" style:family="text">
      <style:text-properties officeooo:rsid="0014bb92"/>
    </style:style>
    <style:style style:name="T4" style:family="text">
      <style:text-properties officeooo:rsid="00169f07"/>
    </style:style>
    <style:style style:name="T5" style:family="text">
      <style:text-properties officeooo:rsid="001862db"/>
    </style:style>
    <style:style style:name="T6" style:family="text">
      <style:text-properties officeooo:rsid="001b328e"/>
    </style:style>
    <style:style style:name="T7" style:family="text">
      <style:text-properties officeooo:rsid="001d222b"/>
    </style:style>
    <style:style style:name="T8" style:family="text">
      <style:text-properties officeooo:rsid="001de8eb"/>
    </style:style>
    <style:style style:name="T9" style:family="text">
      <style:text-properties officeooo:rsid="001eefaa"/>
    </style:style>
    <style:style style:name="T10" style:family="text">
      <style:text-properties officeooo:rsid="001fbbf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 recent yea<text:span text:style-name="T1">rs machine learning has became a tool that provides many opportunities for enabling researchers from different branches to develop a variety of solutions. In doing that, it provided a black box approach that could not give much of the necessary explanations that would be greatly needed </text:span><text:span text:style-name="T2">and beneficial for researchers. There was a need to develop solutions that would solve that particular problem and provide some additional explanation for the inner logistics going behind those machine learning models and predictions. </text:span></text:p>
      <text:p text:style-name="P1"/>
      <text:p text:style-name="P1"><text:span text:style-name="T3">Some of the potential solutions for the “explainability” and “interpretability” aspect of machine learning algorithms can be viewed in [1]. Our main focus in this paper is not to show all of the available solutions, rather to give an example of how can “explainabil</text:span><text:span text:style-name="T4">i</text:span><text:span text:style-name="T3">ty” and “interpretability” be </text:span><text:span text:style-name="T4">used as a widget in Orange Data mining [2], making it more acces</text:span><text:span text:style-name="T6">s</text:span><text:span text:style-name="T4">ible for a wide range of people. It is important to acknowl</text:span><text:span text:style-name="T5">e</text:span><text:span text:style-name="T6">d</text:span><text:span text:style-name="T4">ge that Orange Data Mining </text:span><text:span text:style-name="T6">supports an Explain Add-on in their widget <text:s/>catalog. It consists of Feature Importance, Explain Model, Explain Prediction, Explain Predictions and ICE widgets. The inner core of Explain Prediction widget is the SHAP model [3] of explainability while we provide an alternative using LIME [4]. Both SHAP and L</text:span><text:span text:style-name="T7">IME</text:span><text:span text:style-name="T6"> are widely used but they have some dis</text:span><text:span text:style-name="T7">tinct</text:span><text:span text:style-name="T6"> streng</text:span><text:span text:style-name="T8">th</text:span><text:span text:style-name="T6">s and weaknesses.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1T09:58:35.167635542</meta:creation-date>
    <dc:date>2023-02-01T15:04:41.484532199</dc:date>
    <meta:editing-duration>PT53M33S</meta:editing-duration>
    <meta:editing-cycles>7</meta:editing-cycles>
    <meta:generator>LibreOffice/7.3.7.2$Linux_X86_64 LibreOffice_project/30$Build-2</meta:generator>
    <meta:document-statistic meta:table-count="0" meta:image-count="0" meta:object-count="0" meta:page-count="1" meta:paragraph-count="2" meta:word-count="216" meta:character-count="1365" meta:non-whitespace-character-count="1148"/>
  </office:meta>
</office:document-meta>
</file>